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8cm" fo:min-width="1.056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3.3cm"/>
    </style:style>
    <style:style style:name="gr3" style:family="graphic" style:parent-style-name="standard">
      <style:graphic-properties draw:textarea-horizontal-align="justify" draw:textarea-vertical-align="middle" draw:auto-grow-height="false" fo:min-height="6.25cm" fo:min-width="6.3cm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.2cm" svg:height="2.3cm" svg:x="1.9cm" svg:y="4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3.8cm" svg:height="2.4cm" svg:x="7.5cm" svg:y="1.3cm">
          <text:p text:style-name="P1">Web Porta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8cm" svg:height="6.5cm" svg:x="7.6cm" svg:y="6.9cm">
          <text:p text:style-name="P1">Impianto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4.7cm" svg:x2="7.2cm" svg:y2="1.7cm">
          <text:p text:style-name="P1"/>
        </draw:line>
        <draw:line draw:style-name="gr5" draw:text-style-name="P1" draw:layer="layout" svg:x1="4cm" svg:y1="7.3cm" svg:x2="7.5cm" svg:y2="8.8cm">
          <text:p/>
        </draw:line>
        <draw:line draw:style-name="gr4" draw:text-style-name="P1" draw:layer="layout" svg:x1="10.3cm" svg:y1="3.8cm" svg:x2="10.4cm" svg:y2="7cm">
          <text:p text:style-name="P1">Regole</text:p>
        </draw:line>
        <draw:line draw:style-name="gr4" draw:text-style-name="P1" draw:layer="layout" svg:x1="14.5cm" svg:y1="9cm" svg:x2="19.5cm" svg:y2="9cm">
          <text:p text:style-name="P1">Informazioni</text:p>
          <text:p text:style-name="P1"><text:s/>sull’impianto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14:13:44.655390463</meta:creation-date>
    <dc:date>2017-03-20T14:19:24.039069232</dc:date>
    <meta:editing-duration>PT5M38S</meta:editing-duration>
    <meta:editing-cycles>3</meta:editing-cycles>
    <meta:generator>LibreOffice/5.1.6.2$Linux_X86_64 LibreOffice_project/10m0$Build-2</meta:generator>
    <meta:document-statistic meta:object-count="7"/>
  </office:meta>
</office:document-meta>
</file>